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Componen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NComponent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Manager.unregister( final Objec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NComponent.getDescription( QName interfac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WSNCompon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NComponent.getImportInputSource( String parentLocation , String impor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NComponent.getReq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setResources( Resource [ ]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lookupConnection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NComponent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Manag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N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getLatestImpor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getServiceDescription( ServiceEndpoint endpo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SNComponent.d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NComponent.do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SNComponent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NComponent.getCreatePull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getBase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getNotification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mponent.WSN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NComponent.setRequests( Object [ ] reque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Manager.register( String address , Object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